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3.209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5.346cm"/>
    </style:style>
    <style:style style:name="co9" style:family="table-column">
      <style:table-column-properties fo:break-before="auto" style:column-width="2.279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266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0.984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Média_20_de_20_passageiros_20_por_20_m_b2__20_">
      <style:table-properties table:display="true" style:writing-mode="lr-tb"/>
    </style:style>
    <style:style style:name="ce1" style:family="table-cell" style:parent-style-name="Excel_20_Built-in_20_Normal" style:data-style-name="N8110"/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family-generic="swiss" style:font-pitch="variable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1" table:default-cell-style-name="Excel_20_Built-in_20_Normal"/>
        <table:table-row table:style-name="ro1">
          <table:table-cell office:value-type="string">
            <text:p>Linha</text:p>
          </table:table-cell>
          <table:table-cell office:value-type="string">
            <text:p>Cor</text:p>
          </table:table-cell>
          <table:table-cell office:value-type="string">
            <text:p>Início</text:p>
          </table:table-cell>
          <table:table-cell office:value-type="string">
            <text:p>Fim</text:p>
          </table:table-cell>
          <table:table-cell office:value-type="string">
            <text:p>Inauguracao</text:p>
          </table:table-cell>
          <table:table-cell office:value-type="string">
            <text:p>Ano</text:p>
          </table:table-cell>
          <table:table-cell office:value-type="string">
            <text:p>CompKm</text:p>
          </table:table-cell>
          <table:table-cell office:value-type="string">
            <text:p>Estacoes</text:p>
          </table:table-cell>
          <table:table-cell office:value-type="string">
            <text:p>DuracaoDasViagensMin</text:p>
          </table:table-cell>
          <table:table-cell office:value-type="string">
            <text:p>QtdTransportadoDiaMilhares</text:p>
          </table:table-cell>
          <table:table-cell office:value-type="string">
            <text:p>QtdDeTrens</text:p>
          </table:table-cell>
          <table:table-cell office:value-type="string">
            <text:p>VelocidadeMax</text:p>
          </table:table-cell>
          <table:table-cell office:value-type="string">
            <text:p>MediaPassageiroM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Tucurivi</text:p>
          </table:table-cell>
          <table:table-cell office:value-type="string">
            <text:p>Jabaquara</text:p>
          </table:table-cell>
          <table:table-cell table:style-name="ce1" office:value-type="date" office:date-value="1974-09-14">
            <text:p>14/9/1974</text:p>
          </table:table-cell>
          <table:table-cell office:value-type="float" office:value="1974">
            <text:p>1974</text:p>
          </table:table-cell>
          <table:table-cell office:value-type="float" office:value="20.2">
            <text:p>20,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878">
            <text:p>878</text:p>
          </table:table-cell>
          <table:table-cell table:formula="of:=348/6"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4.8">
            <text:p>4,8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rde</text:p>
          </table:table-cell>
          <table:table-cell office:value-type="string">
            <text:p>Vila Madalena</text:p>
          </table:table-cell>
          <table:table-cell office:value-type="string">
            <text:p>Vila Prudente</text:p>
          </table:table-cell>
          <table:table-cell table:style-name="ce1" office:value-type="date" office:date-value="1991-01-25">
            <text:p>25/1/1991</text:p>
          </table:table-cell>
          <table:table-cell office:value-type="float" office:value="1991">
            <text:p>1991</text:p>
          </table:table-cell>
          <table:table-cell office:value-type="float" office:value="14.7">
            <text:p>14,7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385.6666667">
            <text:p>385,6666667</text:p>
          </table:table-cell>
          <table:table-cell table:formula="of:=162/6"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4.7">
            <text:p>4,7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rmelha</text:p>
          </table:table-cell>
          <table:table-cell office:value-type="string">
            <text:p>Palmeiras - Barra Funda</text:p>
          </table:table-cell>
          <table:table-cell office:value-type="string">
            <text:p>Corinthians Itaquera</text:p>
          </table:table-cell>
          <table:table-cell table:style-name="ce1" office:value-type="date" office:date-value="1979-03-10">
            <text:p>10/3/1979</text:p>
          </table:table-cell>
          <table:table-cell office:value-type="float" office:value="1979">
            <text:p>1979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927">
            <text:p>927</text:p>
          </table:table-cell>
          <table:table-cell table:formula="of:=342/6"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7.4">
            <text:p>7,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marela</text:p>
          </table:table-cell>
          <table:table-cell office:value-type="string">
            <text:p>Luz</text:p>
          </table:table-cell>
          <table:table-cell office:value-type="string">
            <text:p>Butantã</text:p>
          </table:table-cell>
          <table:table-cell table:style-name="ce1" office:value-type="date" office:date-value="2010-05-25">
            <text:p>25/5/2010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4.3">
            <office:annotation draw:style-name="gr1" draw:text-style-name="P1" svg:width="3.402cm" svg:height="1.966cm" svg:x="39.693cm" svg:y="1.763cm" draw:caption-point-x="-0.482cm" draw:caption-point-y="0.222cm">
              <dc:date>2017-08-27T00:00:00</dc:date>
              <text:p text:style-name="P1">Guilherme Vieira:</text:p>
              <text:p text:style-name="P1"><text:span text:style-name="T1">Dado de 2011</text:span></text:p>
              <text:p text:style-name="P1"><text:span text:style-name="T1"/></text:p>
            </office:annotation>
            <text:p>4,3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lás</text:p>
          </table:table-cell>
          <table:table-cell office:value-type="string">
            <text:p>Capão Redondo</text:p>
          </table:table-cell>
          <table:table-cell office:value-type="string">
            <text:p>Adolfo Pinheiro</text:p>
          </table:table-cell>
          <table:table-cell table:style-name="ce1" office:value-type="date" office:date-value="2002-10-20">
            <text:p>20/10/2002</text:p>
          </table:table-cell>
          <table:table-cell office:value-type="float" office:value="2002">
            <text:p>2002</text:p>
          </table:table-cell>
          <table:table-cell office:value-type="float" office:value="9.6">
            <text:p>9,6</text:p>
          </table:table-cell>
          <table:table-cell table:style-name="ce2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58">
            <text:p>158</text:p>
          </table:table-cell>
          <table:table-cell table:formula="of:=48/6" office:value-type="float" office:value="8">
            <text:p>8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6.1">
            <text:p>6,1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ata</text:p>
          </table:table-cell>
          <table:table-cell office:value-type="string">
            <text:p>Vila Prudente</text:p>
          </table:table-cell>
          <table:table-cell office:value-type="string">
            <text:p>Oratório</text:p>
          </table:table-cell>
          <table:table-cell table:style-name="ce1" office:value-type="date" office:date-value="2014-08-30">
            <text:p>30/8/2014</text:p>
          </table:table-cell>
          <table:table-cell office:value-type="float" office:value="2014">
            <text:p>2014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.333333333">
            <text:p>9,333333333</text:p>
          </table:table-cell>
          <table:table-cell table:formula="of:=49/7" office:value-type="float" office:value="7">
            <text:p>7</text:p>
          </table:table-cell>
          <table:table-cell table:style-name="ce2" office:value-type="float" office:value="90">
            <text:p>9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dia de passageiros por m² " table:style-name="ta2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6" table:number-columns-repeated="4" table:default-cell-style-name="Excel_20_Built-in_20_Normal"/>
        <table:table-column table:style-name="co12" table:number-columns-repeated="1014" table:default-cell-style-name="Excel_20_Built-in_20_Normal"/>
        <table:table-row table:style-name="ro1">
          <table:table-cell office:value-type="string">
            <text:p>Ano</text:p>
          </table:table-cell>
          <table:table-cell office:value-type="string">
            <text:p>Azul</text:p>
          </table:table-cell>
          <table:table-cell office:value-type="string">
            <text:p>Verde</text:p>
          </table:table-cell>
          <table:table-cell office:value-type="string">
            <text:p>Vermelha</text:p>
          </table:table-cell>
          <table:table-cell office:value-type="string">
            <text:p>Amarela</text:p>
          </table:table-cell>
          <table:table-cell office:value-type="string">
            <text:p>Lilás</text:p>
          </table:table-cell>
          <table:table-cell table:number-columns-repeated="1018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.7">
            <text:p>6,7</text:p>
          </table:table-cell>
          <table:table-cell office:value-type="float" office:value="4.1">
            <text:p>4,1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table:number-columns-repeated="1018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.6">
            <text:p>7,6</text:p>
          </table:table-cell>
          <table:table-cell office:value-type="float" office:value="4.8">
            <text:p>4,8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table:number-columns-repeated="1018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table:number-columns-repeated="1018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5.9">
            <text:p>5,9</text:p>
          </table:table-cell>
          <table:table-cell office:value-type="float" office:value="10.9">
            <text:p>10,9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6.7">
            <text:p>6,7</text:p>
          </table:table-cell>
          <table:table-cell office:value-type="float" office:value="8">
            <text:p>8</text:p>
          </table:table-cell>
          <table:table-cell office:value-type="float" office:value="4.3">
            <text:p>4,3</text:p>
          </table:table-cell>
          <table:table-cell office:value-type="float" office:value="4.5">
            <text:p>4,5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.9">
            <text:p>4,9</text:p>
          </table:table-cell>
          <table:table-cell office:value-type="float" office:value="4.8">
            <text:p>4,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table:number-columns-repeated="1018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.8">
            <text:p>4,8</text:p>
          </table:table-cell>
          <table:table-cell office:value-type="float" office:value="4.7">
            <text:p>4,7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table:number-columns-repeated="101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27/08/2017</text:date>, <text:time>19:34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dia_20_de_20_passageiros_20_por_20_m_b2__20_" style:display-name="PageStyle_Média de passageiros por m²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0" meta:object-count="0"/>
    <meta:generator>OpenOffice/4.1.3$Win32 OpenOffice.org_project/413m1$Build-9783</meta:generator>
  </office:meta>
</office:document-meta>
</file>